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UpdateException.getUpd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UpdateException.ExpressionUpdateException( String message ,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UpdateException.ExpressionUpdateException( String message , String expression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UpdateException.ExpressionUpdat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